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>
      <style:text-properties style:font-name="Liberation Serif" officeooo:rsid="003e9c06" officeooo:paragraph-rsid="004ded4c"/>
    </style:style>
    <style:style style:name="P5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6" style:family="paragraph" style:parent-style-name="Text_20_body">
      <style:text-properties style:font-name="Liberation Serif" fo:font-style="normal" officeooo:rsid="003e9c06" officeooo:paragraph-rsid="004ded4c" style:font-style-asian="normal" style:font-style-complex="normal"/>
    </style:style>
    <style:style style:name="P7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ded4c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officeooo:paragraph-rsid="005fd825"/>
    </style:style>
    <style:style style:name="P9" style:family="paragraph" style:parent-style-name="Text_20_body" style:list-style-name="L1">
      <style:text-properties style:font-name="Liberation Serif" officeooo:rsid="003e9c06" officeooo:paragraph-rsid="004ded4c"/>
    </style:style>
    <style:style style:name="P10" style:family="paragraph" style:parent-style-name="Text_20_body" style:list-style-name="L1">
      <style:text-properties style:font-name="Liberation Serif" officeooo:rsid="004f8347" officeooo:paragraph-rsid="004f8347"/>
    </style:style>
    <style:style style:name="P11" style:family="paragraph" style:parent-style-name="Text_20_body" style:list-style-name="L1">
      <style:text-properties style:font-name="Liberation Serif" officeooo:rsid="00404de8" officeooo:paragraph-rsid="004ded4c"/>
    </style:style>
    <style:style style:name="P12" style:family="paragraph" style:parent-style-name="Text_20_body" style:list-style-name="L1">
      <style:text-properties style:font-name="Liberation Serif" officeooo:rsid="004102b2" officeooo:paragraph-rsid="004ded4c"/>
    </style:style>
    <style:style style:name="P13" style:family="paragraph" style:parent-style-name="Text_20_body" style:list-style-name="L2">
      <style:text-properties officeooo:rsid="004cb5a0" officeooo:paragraph-rsid="004ded4c"/>
    </style:style>
    <style:style style:name="P14" style:family="paragraph" style:parent-style-name="Text_20_body" style:list-style-name="L2">
      <style:text-properties officeooo:rsid="004cb5a0" officeooo:paragraph-rsid="005fd825"/>
    </style:style>
    <style:style style:name="P15" style:family="paragraph" style:parent-style-name="Heading_20_1">
      <style:text-properties style:font-name="Liberation Sans" officeooo:rsid="003b1533" officeooo:paragraph-rsid="003b1533"/>
    </style:style>
    <style:style style:name="P16" style:family="paragraph" style:parent-style-name="Heading_20_1">
      <style:text-properties style:font-name="Liberation Serif" officeooo:rsid="004cb5a0" officeooo:paragraph-rsid="004ded4c"/>
    </style:style>
    <style:style style:name="P17" style:family="paragraph" style:parent-style-name="Heading_20_1">
      <style:text-properties officeooo:rsid="004cb5a0" officeooo:paragraph-rsid="004ded4c"/>
    </style:style>
    <style:style style:name="T1" style:family="text">
      <style:text-properties fo:font-style="italic" officeooo:rsid="00552273" style:font-style-asian="italic" style:font-style-complex="italic"/>
    </style:style>
    <style:style style:name="T2" style:family="text">
      <style:text-properties officeooo:rsid="00413267"/>
    </style:style>
    <style:style style:name="T3" style:family="text">
      <style:text-properties officeooo:rsid="004ca8d4"/>
    </style:style>
    <style:style style:name="T4" style:family="text">
      <style:text-properties officeooo:rsid="004cba38"/>
    </style:style>
    <style:style style:name="T5" style:family="text">
      <style:text-properties officeooo:rsid="004cb5a0"/>
    </style:style>
    <style:style style:name="T6" style:family="text">
      <style:text-properties fo:font-style="normal" officeooo:rsid="004cb5a0" style:font-style-asian="normal" style:font-style-complex="normal"/>
    </style:style>
    <style:style style:name="T7" style:family="text">
      <style:text-properties fo:color="#000000" style:font-name="lucidatypewriter" fo:font-size="10pt" style:font-size-asian="10pt"/>
    </style:style>
    <style:style style:name="T8" style:family="text">
      <style:text-properties fo:color="#000000" style:font-name="lucidatypewriter" fo:font-size="10pt" officeooo:rsid="005fd825" style:font-size-asian="10pt"/>
    </style:style>
    <style:style style:name="T9" style:family="text">
      <style:text-properties officeooo:rsid="005fd825"/>
    </style:style>
    <style:style style:name="T10" style:family="text">
      <style:text-properties style:font-name="Liberation Serif" officeooo:rsid="00404de8"/>
    </style:style>
    <style:style style:name="T11" style:family="text">
      <style:text-properties style:font-name="Liberation Serif" officeooo:rsid="005fd825"/>
    </style:style>
    <style:style style:name="T12" style:family="text">
      <style:text-properties style:font-name="Liberation Sans" officeooo:rsid="004ded4c"/>
    </style:style>
    <style:style style:name="T13" style:family="text">
      <style:text-properties officeooo:rsid="0065f3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dynamoDB</text:span>: odimh5_<text:span text:style-name="T3">index</text:span></text:p>
      <text:p text:style-name="P2"><text:date style:data-style-name="N37" text:date-value="2016-11-14T17:09:50.607081376">14/11/16</text:date> </text:p>
      <text:h text:style-name="P15" text:outline-level="1">Summary</text:h>
      <text:p text:style-name="P8"><text:span text:style-name="T12">Indexes volumes in the s3 bucket odimh5_archive. Used for many parts of wv! Items and <text:s/>attributes are added by wv_process </text:span><text:span text:style-name="T7">update_archive </text:span><text:span text:style-name="T8">function</text:span></text:p>
      <text:h text:style-name="P16" text:outline-level="1">Database Structure</text:h>
      <text:p text:style-name="P4"><text:span text:style-name="T5">Table name</text:span>: <text:tab/><text:tab/><text:span text:style-name="T5">wxradar-odimh5-index </text:span></text:p>
      <text:p text:style-name="P5"><text:span text:style-name="T5">Partition Key</text:span>: <text:tab/><text:tab/><text:bookmark-start text:name="__DdeLink__131_1786754465"/>radar_id<text:bookmark-end text:name="__DdeLink__131_1786754465"/> <text:span text:style-name="T5">(number)</text:span></text:p>
      <text:p text:style-name="P7"><text:span text:style-name="T5">Sort Key</text:span>:<text:tab/><text:tab/><text:bookmark-start text:name="__DdeLink__110_1004167343"/><text:bookmark-start text:name="__DdeLink__133_1786754465"/><text:bookmark-start text:name="__DdeLink__148_1340875214"/><text:span text:style-name="T5">start_timestamp</text:span><text:bookmark-end text:name="__DdeLink__110_1004167343"/><text:bookmark-end text:name="__DdeLink__133_1786754465"/><text:bookmark-end text:name="__DdeLink__148_1340875214"/><text:span text:style-name="T5"> (string) (seconds==00)</text:span></text:p>
      <text:p text:style-name="P6">Attributes: </text:p>
      <text:list xml:id="list8067984492362316577" text:style-name="L1">
        <text:list-item>
          <text:list>
            <text:list-item>
              <text:p text:style-name="P9"><text:span text:style-name="T2">h5_</text:span>size (number, <text:span text:style-name="T13">bytes</text:span>)</text:p>
            </text:list-item>
            <text:list-item>
              <text:p text:style-name="P10"><text:bookmark-start text:name="__DdeLink__128_1340875214"/>h5_ffn<text:bookmark-end text:name="__DdeLink__128_1340875214"/> (string)<text:span text:style-name="T1"> </text:span></text:p>
            </text:list-item>
            <text:list-item>
              <text:p text:style-name="P11"><text:span text:style-name="T9">storm</text:span><text:bookmark-start text:name="__DdeLink__95_1636221601"/><text:bookmark-start text:name="__DdeLink__92_1236210343"/>_flag<text:bookmark-end text:name="__DdeLink__95_1636221601"/> <text:bookmark-end text:name="__DdeLink__92_1236210343"/>(binary) – <text:span text:style-name="T9">derived from presence of storm_objs returned by ewt analysis</text:span></text:p>
            </text:list-item>
            <text:list-item>
              <text:p text:style-name="P12"><text:bookmark-start text:name="__DdeLink__121_1520685922"/><text:span text:style-name="T6">vel_ni</text:span><text:bookmark-end text:name="__DdeLink__121_1520685922"/><text:span text:style-name="T6"> (number)</text:span></text:p>
            </text:list-item>
          </text:list>
        </text:list-item>
      </text:list>
      <text:h text:style-name="P17" text:outline-level="1">Usage</text:h>
      <text:list xml:id="list3940149685270339669" text:style-name="L2">
        <text:list-item>
          <text:p text:style-name="P13">wv_prep: <text:tab/>Check if volumes exist before downloading</text:p>
        </text:list-item>
        <text:list-item>
          <text:p text:style-name="P14">wv_process: <text:tab/>For realtime operations: check for new files (<text:span text:style-name="T11">storm</text:span><text:bookmark-start text:name="__DdeLink__95_16362216012"/><text:bookmark-start text:name="__DdeLink__92_12362103432"/><text:span text:style-name="T10">_flag</text:span><text:bookmark-end text:name="__DdeLink__95_16362216012"/><text:bookmark-end text:name="__DdeLink__92_12362103432"/>) does not exist</text:p>
        </text:list-item>
        <text:list-item>
          <text:p text:style-name="P14">wv_kml:<text:tab/>Filtering <text:span text:style-name="T4">volumes </text:span>for radar_id, times, <text:span text:style-name="T11">storm</text:span><text:bookmark-start text:name="__DdeLink__95_16362216011"/><text:bookmark-start text:name="__DdeLink__92_12362103431"/><text:span text:style-name="T10">_flag</text:span><text:bookmark-end text:name="__DdeLink__95_16362216011"/><text:span text:style-name="T10"> </text:span><text:bookmark-end text:name="__DdeLink__92_12362103431"/></text:p>
        </text:list-item>
        <text:list-item>
          <text:p text:style-name="P14">wv_clim:<text:tab/>Filtering volumes for radar_id, times, <text:span text:style-name="T11">storm</text:span><text:bookmark-start text:name="__DdeLink__95_16362216013"/><text:bookmark-start text:name="__DdeLink__92_12362103433"/><text:span text:style-name="T10">_flag</text:span><text:bookmark-end text:name="__DdeLink__95_16362216013"/><text:bookmark-end text:name="__DdeLink__92_1236210343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11-14T17:09:50.582636813</dc:date>
    <meta:editing-duration>PT13H48M10S</meta:editing-duration>
    <meta:editing-cycles>54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1" meta:paragraph-count="19" meta:word-count="105" meta:character-count="736" meta:non-whitespace-character-count="647"/>
  </office:meta>
</office:document-meta>
</file>